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6d34"/>
    </style:style>
    <style:style style:name="P2" style:family="paragraph" style:parent-style-name="Standard">
      <style:text-properties fo:font-weight="bold" officeooo:paragraph-rsid="00006d34" style:font-weight-asian="bold" style:font-weight-complex="bold"/>
    </style:style>
    <style:style style:name="P3" style:family="paragraph" style:parent-style-name="Standard">
      <style:text-properties fo:font-weight="bold" officeooo:paragraph-rsid="0000c94b" style:font-weight-asian="bold" style:font-weight-complex="bold"/>
    </style:style>
    <style:style style:name="P4" style:family="paragraph" style:parent-style-name="Standard">
      <style:text-properties fo:font-weight="normal" officeooo:paragraph-rsid="00006d34" style:font-weight-asian="normal" style:font-weight-complex="normal"/>
    </style:style>
    <style:style style:name="P5" style:family="paragraph" style:parent-style-name="Standard">
      <style:text-properties fo:font-weight="normal" officeooo:paragraph-rsid="0000c94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0c94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0c94b" style:font-weight-asian="normal" style:font-weight-complex="normal"/>
    </style:style>
    <style:style style:name="T5" style:family="text">
      <style:text-properties officeooo:rsid="00006d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HA-256 hashed representation as a hexadecimal string</text:span> </text:p>
      <text:p text:style-name="P1"/>
      <text:p text:style-name="P1">import hashlib</text:p>
      <text:p text:style-name="P1"><text:s/>def hash_password(password): </text:p>
      <text:p text:style-name="P1">password_bytes = password.encode('utf-8') </text:p>
      <text:p text:style-name="P1">hash_object = hashlib.sha256(password_bytes)</text:p>
      <text:p text:style-name="P1">password_hash = hash_object.hexdigest() </text:p>
      <text:p text:style-name="P1">return password_hash </text:p>
      <text:p text:style-name="P1">password = input("Input your password: ") </text:p>
      <text:p text:style-name="P1">hashed_password = hash_password(password) </text:p>
      <text:p text:style-name="P1">print(f"Your hashed password is: {hashed_password}" 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The function takes an optional parameter length, which is set to 8 by default. If no length is specified by the user, the password will have 8 characters. </text:p>
      <text:p text:style-name="P2"/>
      <text:p text:style-name="P4">import random </text:p>
      <text:p text:style-name="P4">import string </text:p>
      <text:p text:style-name="P4">def generate_password(length=8):</text:p>
      <text:p text:style-name="P4">all_characters = string.ascii_letters + string.digits + string.punctuation </text:p>
      <text:p text:style-name="P4">password = ''.join(random.choice(all_characters) for i in range(length)) </text:p>
      <text:p text:style-name="P4">return password </text:p>
      <text:p text:style-name="P4">password_length_str = input("Enter length of the password :") </text:p>
      <text:p text:style-name="P4">if password_length_str: </text:p>
      <text:p text:style-name="P4">password_length = int(password_length_str) </text:p>
      <text:p text:style-name="P4">else: </text:p>
      <text:p text:style-name="P4">password_length = 8 </text:p>
      <text:p text:style-name="P4">password = generate_password(password_length) </text:p>
      <text:p text:style-name="P4">print(f" Generated password is: {password}") </text:p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Write a Python program to check if a password meets the following criteria:</text:p>
      <text:p text:style-name="P2"><text:s/>a. At least 8 characters long </text:p>
      <text:p text:style-name="P2"/>
      <text:p text:style-name="P4">import re </text:p>
      <text:p text:style-name="P4">password=input("Enter password : ") </text:p>
      <text:p text:style-name="P4">flag = 0 </text:p>
      <text:p text:style-name="P4">while True: </text:p>
      <text:p text:style-name="P4">if (len(password)&lt;=8):</text:p>
      <text:p text:style-name="P4">flag = -1 </text:p>
      <text:p text:style-name="P4">break </text:p>
      <text:p text:style-name="P4">elif not re.search("[a-z]", password): </text:p>
      <text:p text:style-name="P4">flag = -1 </text:p>
      <text:p text:style-name="P4">break </text:p>
      <text:p text:style-name="P4">elif not re.search("[A-Z]", password): </text:p>
      <text:p text:style-name="P4">flag = -1 </text:p>
      <text:p text:style-name="P4">break </text:p>
      <text:p text:style-name="P4">elif not re.search("[0-9]", password): </text:p>
      <text:p text:style-name="P4">flag = -1 </text:p>
      <text:p text:style-name="P4">break </text:p>
      <text:p text:style-name="P4">elif not re.search("[!&amp;_@$]" , password): </text:p>
      <text:p text:style-name="P4">flag = -1 </text:p>
      <text:p text:style-name="P4">break </text:p>
      <text:p text:style-name="P4">elif re.search("\s" , password): </text:p>
      <text:p text:style-name="P4">flag = -1 </text:p>
      <text:p text:style-name="P4">break </text:p>
      <text:p text:style-name="P4">else: </text:p>
      <text:p text:style-name="P4">flag = 0 </text:p>
      <text:p text:style-name="P4">print("Valid Password") </text:p>
      <text:p text:style-name="P4">break </text:p>
      <text:p text:style-name="P4">if flag == -1: </text:p>
      <text:p text:style-name="P4">print("Password does not meet requirements") 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least 8 characters, contains both uppercase and lowercase letters, and at least one number and one special character). Passwords that satisfy the requirements should be printed by the program </text:p>
      <text:p text:style-name="P4"/>
      <text:p text:style-name="P4">import re </text:p>
      <text:p text:style-name="P4">def check_password(password): </text:p>
      <text:p text:style-name="P4">if(len(password)&lt;=8): </text:p>
      <text:p text:style-name="P4">return False </text:p>
      <text:p text:style-name="P4">elif not re.search('[a-z]',password): </text:p>
      <text:p text:style-name="P4">return False </text:p>
      <text:p text:style-name="P4">elif not re.search('[A-Z]',password): </text:p>
      <text:p text:style-name="P4">return False </text:p>
      <text:p text:style-name="P4">elif not re.search('[0-9]',password): </text:p>
      <text:p text:style-name="P4">return False </text:p>
      <text:p text:style-name="P4">elif not re.search('[@#!_&amp;$]',password): </text:p>
      <text:p text:style-name="P4">return False </text:p>
      <text:p text:style-name="P4"><text:span text:style-name="T5">else:</text:span></text:p>
      <text:p text:style-name="P4"><text:span text:style-name="T5">return True</text:span> </text:p>
      <text:p text:style-name="P4">with open('passwords.txt') as f: </text:p>
      <text:p text:style-name="P4">for password in f: </text:p>
      <text:p text:style-name="P4">password = password.strip()</text:p>
      <text:p text:style-name="P4">if check_password(password): </text:p>
      <text:p text:style-name="P4">print("Valid Password: "+password) </text:p>
      <text:p text:style-name="P4">else: </text:p>
      <text:p text:style-name="P4">print("Invalid Password: "+password<text:span text:style-name="T5">)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the program should </text:span><text:span text:style-name="T2">cnsider factor like length, complexity and randomness. It should also offer </text:span><text:span text:style-name="T1">suggestions for </text:span><text:span text:style-name="T2">enhencing </text:span><text:span text:style-name="T1">the password's strength.</text:span> </text:p>
      <text:p text:style-name="P4">import re </text:p>
      <text:p text:style-name="P4">def check_password_strength(password): </text:p>
      <text:p text:style-name="P4">score = 0 </text:p>
      <text:p text:style-name="P4">suggestions = [] </text:p>
      <text:p text:style-name="P4">if len(password) &gt;= 8: </text:p>
      <text:p text:style-name="P4">score += 1 </text:p>
      <text:p text:style-name="P4">else: </text:p>
      <text:p text:style-name="P4">suggestions.append("Password should be at least 8 characters long") </text:p>
      <text:p text:style-name="P4">letter if re.search(r"[A-Z]", password): </text:p>
      <text:p text:style-name="P4">score += 1 </text:p>
      <text:p text:style-name="P4">else: </text:p>
      <text:p text:style-name="P4">suggestions.append("Password should contain at least one uplapercase letter") </text:p>
      <text:p text:style-name="P4">letter if re.search(r"[a-z]", password): </text:p>
      <text:p text:style-name="P4">score += 1 </text:p>
      <text:p text:style-name="P4">else: </text:p>
      <text:p text:style-name="P4">suggestions.append("Password should contain at least one lowercase letter") </text:p>
      <text:p text:style-name="P4">if re.search(r"\d", password): </text:p>
      <text:p text:style-name="P4">score += 1 </text:p>
      <text:p text:style-name="P4">else: </text:p>
      <text:p text:style-name="P4">suggestions.append("Password should contain at least one numeric digit") </text:p>
      <text:p text:style-name="P4">if re.search(r"[!@#$%^&amp;*(),.?\":{}|&lt;&gt;]", password):</text:p>
      <text:p text:style-name="P4">score += 1 </text:p>
      <text:p text:style-name="P4">else: </text:p>
      <text:p text:style-name="P4">suggestions.append("Password should contain at least one special character (!@#$%^&amp;*(),.?\":{}|&lt;&gt;)")</text:p>
      <text:p text:style-name="P4">return score, suggestions </text:p>
      <text:p text:style-name="P4">password = input("Input a password: ") </text:p>
      <text:p text:style-name="P4">lst=list(check_password_strength(password)) if(lst[0]&gt;=5): </text:p>
      <text:p text:style-name="P4">print(f"Score is {lst[0]}") </text:p>
      <text:p text:style-name="P4">else: </text:p>
      <text:p text:style-name="P4">print(f"please correct :{lst[1]}") </text:p>
      <text:p text:style-name="P4"/>
      <text:p text:style-name="P2"/>
      <text:p text:style-name="P2">It checks each password to see if it has been leaked in a databreach. You can use the "Have I Been Pwned" API (https://haveibeenpwned.com/API/v3) to check if a password has been leaked. </text:p>
      <text:p text:style-name="P5">import requests </text:p>
      <text:p text:style-name="P5">import hashlib </text:p>
      <text:p text:style-name="P5">with open('passwords.txt', 'r') as f: for line in f: </text:p>
      <text:p text:style-name="P5">username, password = line.strip().split(',') </text:p>
      <text:p text:style-name="P5">password_hash = hashlib.sha1(password.encode('utf-8')).hexdigest().upper() </text:p>
      <text:p text:style-name="P5">response = </text:p>
      <text:p text:style-name="P5">requests.get(f"https://api.pwnedpasswords.com/range/{password_hash[:5]}") </text:p>
      <text:p text:style-name="P5">if response.status_code == 200: </text:p>
      <text:p text:style-name="P5">hashes = [line.split(':') for line in response.text.splitlines()] </text:p>
      <text:p text:style-name="P5">for h, count in hashes: if password_hash[5:] == h: </text:p>
      <text:p text:style-name="P5">print(f"Password for user {username} has been leaked {count} times.") </text:p>
      <text:p text:style-name="P5">break </text:p>
      <text:p text:style-name="P5">else: </text:p>
      <text:p text:style-name="P5">print(f"Could not check password for user {username}.") </text:p>
      <text:p text:style-name="P5"><text:soft-page-break/></text:p>
      <text:p text:style-name="P3">Write a Python program that simulates a brute-force attack on a password by trying out all possible character combinations </text:p>
      <text:p text:style-name="P4"/>
      <text:p text:style-name="P5">import itertools </text:p>
      <text:p text:style-name="P5">import string </text:p>
      <text:p text:style-name="P5">def bruteforce_attack(password): </text:p>
      <text:p text:style-name="P5">chars = string.printable.strip() </text:p>
      <text:p text:style-name="P5">attempts = 0 </text:p>
      <text:p text:style-name="P5">for length in range(1, len(password) + 1): </text:p>
      <text:p text:style-name="P5">for guess in itertools.product(chars, repeat=length): </text:p>
      <text:p text:style-name="P5">attempts += 1 </text:p>
      <text:p text:style-name="P5">guess = ''.join(guess) </text:p>
      <text:p text:style-name="P5">if guess == password: </text:p>
      <text:p text:style-name="P5">return (attempts, guess) return (attempts, None) </text:p>
      <text:p text:style-name="P5">password = input("Input the password to crack: ") </text:p>
      <text:p text:style-name="P5">attempts, guess = bruteforce_attack(password) </text:p>
      <text:p text:style-name="P5">if guess: </text:p>
      <text:p text:style-name="P5">print(f"Password cracked in {attempts} attempts. The password is {guess}.") </text:p>
      <text:p text:style-name="P5">else: </text:p>
      <text:p text:style-name="P5">print(f"Password not cracked after {attempts} attempts.") </text:p>
      <text:p text:style-name="P5"/>
      <text:p text:style-name="P3">Python program for implementation symmetric encryption using Caesar cipher algorithm </text:p>
      <text:p text:style-name="P3"><text:span text:style-name="T3"/></text:p>
      <text:p text:style-name="P3"><text:span text:style-name="T3">def encrypt_caesar(plaintext, shift): </text:span></text:p>
      <text:p text:style-name="P3"><text:span text:style-name="T3">encrypted_text = "" </text:span></text:p>
      <text:p text:style-name="P3"><text:span text:style-name="T3">for char in plaintext: </text:span></text:p>
      <text:p text:style-name="P3"><text:span text:style-name="T3">if char.isalpha(): </text:span></text:p>
      <text:p text:style-name="P3"><text:span text:style-name="T3">start = ord('A') if char.isupper() else ord('a') </text:span></text:p>
      <text:p text:style-name="P3"><text:span text:style-name="T3">encrypted_char = chr((ord(char) - start + shift) % 26 + start) </text:span></text:p>
      <text:p text:style-name="P3"><text:span text:style-name="T3">encrypted_text += encrypted_char </text:span></text:p>
      <text:p text:style-name="P3"><text:span text:style-name="T3">else: </text:span></text:p>
      <text:p text:style-name="P3"><text:span text:style-name="T3">encrypted_text += char </text:span></text:p>
      <text:p text:style-name="P3"><text:span text:style-name="T3">return </text:span></text:p>
      <text:p text:style-name="P3"><text:span text:style-name="T3">encrypted_text def decrypt_caesar(ciphertext, shift): </text:span></text:p>
      <text:p text:style-name="P3"><text:span text:style-name="T3">return </text:span></text:p>
      <text:p text:style-name="P3"><text:span text:style-name="T3">encrypt_caesar(ciphertext, -shift) </text:span></text:p>
      <text:p text:style-name="P3"><text:span text:style-name="T3">plaintext = input("Enter the plaintext: ") </text:span></text:p>
      <text:p text:style-name="P3"><text:span text:style-name="T3">shift = int(input("Enter the shift value: ")) </text:span></text:p>
      <text:p text:style-name="P3"><text:span text:style-name="T3">encrypted_text = encrypt_caesar(plaintext, shift) </text:span></text:p>
      <text:p text:style-name="P3"><text:span text:style-name="T3">print("Encrypted Text:", encrypted_text) </text:span></text:p>
      <text:p text:style-name="P3"><text:span text:style-name="T3">decrypted_text = decrypt_caesar(encrypted_text, shift) </text:span></text:p>
      <text:p text:style-name="P3"><text:span text:style-name="T3">print("Decrypted Text:", decrypted_text) 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/>
      <text:p text:style-name="P3"><text:soft-page-break/><text:s/>program for encoding and decoding using Base64 </text:p>
      <text:p text:style-name="P3"><text:span text:style-name="T3"/></text:p>
      <text:p text:style-name="P3"><text:span text:style-name="T3">import base64 d</text:span></text:p>
      <text:p text:style-name="P3"><text:span text:style-name="T3">ef base64_encode(text): </text:span></text:p>
      <text:p text:style-name="P3"><text:span text:style-name="T3">encoded_bytes = base64.b64encode(text.encode('utf-8')) </text:span></text:p>
      <text:p text:style-name="P3"><text:span text:style-name="T3">encoded_text = encoded_bytes.decode('utf-8') </text:span></text:p>
      <text:p text:style-name="P3"><text:span text:style-name="T3">return encoded_text </text:span></text:p>
      <text:p text:style-name="P3"><text:span text:style-name="T3">def base64_decode(encoded_text): </text:span></text:p>
      <text:p text:style-name="P3"><text:span text:style-name="T3">decoded_bytes = base64.b64decode(encoded_text.encode("utf-8")) </text:span></text:p>
      <text:p text:style-name="P3"><text:span text:style-name="T3">decoded_text = decoded_bytes.decode('utf-8') </text:span></text:p>
      <text:p text:style-name="P3"><text:span text:style-name="T3">return decoded_text </text:span></text:p>
      <text:p text:style-name="P3"><text:span text:style-name="T3">text_to_encode = "hello, Base64 Encoding and Decoding !"</text:span></text:p>
      <text:p text:style-name="P3"><text:span text:style-name="T3">encoded_txt=base64_encode(text_to_encode) </text:span></text:p>
      <text:p text:style-name="P3"><text:span text:style-name="T3">print("Encoded Text : ",encoded_txt) </text:span></text:p>
      <text:p text:style-name="P3"><text:span text:style-name="T3">decoded_txt=base64_decode(encoded_txt) </text:span></text:p>
      <text:p text:style-name="P3"><text:span text:style-name="T3">print("Decoded Text : ",decoded_txt) </text:span></text:p>
      <text:p text:style-name="P3"><text:span text:style-name="T3"/></text:p>
      <text:p text:style-name="P3"><text:span text:style-name="T3"/></text:p>
      <text:p text:style-name="P3">Python program to implement symmetric encryption using python library </text:p>
      <text:p text:style-name="P3"><text:span text:style-name="T3"/></text:p>
      <text:p text:style-name="P3"><text:span text:style-name="T3">from cryptography.fernet import Fernet </text:span></text:p>
      <text:p text:style-name="P3"><text:span text:style-name="T3">key = Fernet.generate_key() </text:span></text:p>
      <text:p text:style-name="P3"><text:span text:style-name="T3">f = Fernet(key) </text:span></text:p>
      <text:p text:style-name="P3"><text:span text:style-name="T3">token =f.encrypt(b"welcome to aimca") </text:span></text:p>
      <text:p text:style-name="P3"><text:span text:style-name="T3">print(token) </text:span></text:p>
      <text:p text:style-name="P3"><text:span text:style-name="T3">d = f.decrypt(token) </text:span></text:p>
      <text:p text:style-name="P3"><text:span text:style-name="T3">print(d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2T17:37:48.276000000</meta:creation-date>
    <dc:date>2024-02-02T18:46:37.095000000</dc:date>
    <meta:editing-duration>PT1H8M48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6" meta:paragraph-count="183" meta:word-count="750" meta:character-count="6348" meta:non-whitespace-character-count="5608"/>
  </office:meta>
</office:document-meta>
</file>